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Engine.exec( String fileName , int lineNo , int colNo , Object scrip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XLEngine.eval( String fileName , int lineNo , int colNo , Object 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EXL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ngine.call( Object object , String 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XLEngine.iexec( String fileName , int lineNo , int col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ngin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XLEngine.initialize( BSFManager mgr , String lang , Vector declaredBea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XL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